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SessionFactoryBean.setJtaTransactionManager( Object jta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ConfigLocation( Resource config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ImplicitNamingStrategy( ImplicitNamingStrategy implicitNam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PackagesToScan( String ... packagesToSc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MetadataSources( MetadataSources metadata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Session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getHibernate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SessionFactoryBean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SessionFactoryBean.setMultiTenantConnectionProvider( MultiTenantConnectionProvider multiTenantConnec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MappingJarLocations( Resource ... mappingJar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Session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MappingDirectoryLocations( Resource ... mappingDirectory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HibernateProperties( Properties hibernate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ConfigLocations( Resource ... config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EntityTypeFilters( TypeFilter ... entityType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AnnotatedClasses( Class &lt; ? &gt; ... annotated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getResource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SessionFactoryBean.setMappingLocations( Resource ... mapping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afterPropertiesSet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LocalSessionFactoryBean.setCacheRegionFactory( RegionFactory cacheReg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EntityInterceptor( Interceptor entity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CacheableMappingLocations( Resource ... cacheableMapping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get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SessionFactoryBean.setPhysicalNamingStrategy( PhysicalNamingStrategy physicalNam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MappingResources( String ... mapping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getMetadataSour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lSessionFactoryBean.setAnnotatedPackages( String ... annotated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buildSessionFactory( LocalSessionFactoryBuilder sf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SessionFactoryBean.setCurrentTenantIdentifierResolver( CurrentTenantIdentifierResolver currentTenantIdentifier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BootstrapExecutor( AsyncTaskExecutor bootstrap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SessionFactoryBean.setHibernateIntegrators( Integrator ... hibernateIntegr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